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c5000b" draw:marker-end="Arrow" draw:marker-end-width="0.3cm" draw:fill="none" draw:fill-color="#2c001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4.322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svg:stroke-color="#000000" draw:fill="solid" draw:fill-color="#c5000b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stroke="none" svg:stroke-color="#000000" draw:fill="none" draw:fill-color="#ffffff" fo:min-height="0.497cm"/>
    </style:style>
    <style:style style:name="gr8" style:family="graphic" style:parent-style-name="standard">
      <style:graphic-properties svg:stroke-color="#000000" draw:fill="solid" draw:fill-color="#c5000b" draw:textarea-horizontal-align="justify" draw:textarea-vertical-align="middle" draw:auto-grow-height="false"/>
    </style:style>
    <style:style style:name="gr9" style:family="graphic" style:parent-style-name="standard">
      <style:graphic-properties svg:stroke-color="#c5000b" draw:marker-start="Arrow" draw:marker-start-width="0.3cm" draw:marker-end="Arrow" draw:marker-end-width="0.3cm" draw:fill="solid" draw:fill-color="#c5000b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2.667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3pt" style:font-size-asian="13pt" style:font-size-complex="13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ize="15pt" style:font-size-asian="15pt" style:font-size-complex="15pt"/>
    </style:style>
    <style:style style:name="T1" style:family="text">
      <style:text-properties fo:color="#ffffff" fo:font-size="13pt" style:font-size-asian="13pt" style:font-size-complex="13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8cm" svg:height="6.38cm" svg:x="10.668cm" svg:y="7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842cm" svg:height="5.037cm" svg:x="10.779cm" svg:y="8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9.428cm" svg:y1="10.306cm" svg:x2="10.591cm" svg:y2="10.288cm">
          <text:p/>
        </draw:line>
        <draw:frame draw:style-name="gr4" draw:text-style-name="P2" draw:layer="layout" svg:width="3.937cm" svg:height="4.572cm" svg:x="21.425cm" svg:y="8.128cm">
          <draw:text-box>
            <text:p><text:span text:style-name="T1">&lt;list of the name of outputs&gt;</text:span></text:p>
          </draw:text-box>
        </draw:frame>
        <draw:frame draw:style-name="gr5" draw:text-style-name="P1" draw:layer="layout" svg:width="5.543cm" svg:height="1.143cm" svg:x="10.857cm" svg:y="7.439cm">
          <draw:text-box>
            <text:p text:style-name="P1">Worker Shell</text:p>
          </draw:text-box>
        </draw:frame>
        <draw:line draw:style-name="gr3" draw:text-style-name="P1" draw:layer="layout" svg:x1="16.928cm" svg:y1="10.304cm" svg:x2="18.091cm" svg:y2="10.286cm">
          <text:p/>
        </draw:line>
        <draw:custom-shape draw:style-name="gr6" draw:text-style-name="P1" draw:layer="layout" svg:width="5.853cm" svg:height="3.841cm" svg:x="10.768cm" svg:y="1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624cm" svg:height="3.033cm" svg:x="10.875cm" svg:y="2.6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1.956cm" svg:height="0.886cm" svg:x="12.741cm" svg:y="1.845cm">
          <draw:text-box>
            <text:p text:style-name="P1"><text:span text:style-name="T2">WCI</text:span></text:p>
          </draw:text-box>
        </draw:frame>
        <draw:custom-shape draw:style-name="gr8" draw:text-style-name="P1" draw:layer="layout" svg:width="5.853cm" svg:height="3.841cm" svg:x="3.568cm" svg:y="8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624cm" svg:height="3.033cm" svg:x="3.675cm" svg:y="9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1.956cm" svg:height="0.886cm" svg:x="5.541cm" svg:y="8.645cm">
          <draw:text-box>
            <text:p text:style-name="P1"><text:span text:style-name="T2">WSI</text:span></text:p>
          </draw:text-box>
        </draw:frame>
        <draw:custom-shape draw:style-name="gr8" draw:text-style-name="P1" draw:layer="layout" svg:width="5.853cm" svg:height="3.841cm" svg:x="18.168cm" svg:y="8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624cm" svg:height="3.033cm" svg:x="18.275cm" svg:y="9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1.956cm" svg:height="0.886cm" svg:x="20.141cm" svg:y="8.645cm">
          <draw:text-box>
            <text:p text:style-name="P1"><text:span text:style-name="T2">WSI</text:span></text:p>
          </draw:text-box>
        </draw:frame>
        <draw:custom-shape draw:style-name="gr8" draw:text-style-name="P1" draw:layer="layout" svg:width="5.853cm" svg:height="3.841cm" svg:x="10.768cm" svg:y="15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624cm" svg:height="3.033cm" svg:x="10.875cm" svg:y="16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1.956cm" svg:height="0.886cm" svg:x="12.741cm" svg:y="15.245cm">
          <draw:text-box>
            <text:p text:style-name="P1"><text:span text:style-name="T2">WSI</text:span></text:p>
          </draw:text-box>
        </draw:frame>
        <draw:line draw:style-name="gr9" draw:text-style-name="P1" draw:layer="layout" svg:x1="13.573cm" svg:y1="5.869cm" svg:x2="13.573cm" svg:y2="7.266cm">
          <text:p/>
        </draw:line>
        <draw:line draw:style-name="gr9" draw:text-style-name="P1" draw:layer="layout" svg:x1="13.573cm" svg:y1="13.87cm" svg:x2="13.573cm" svg:y2="15.267cm">
          <text:p/>
        </draw:line>
        <draw:frame draw:style-name="gr10" draw:text-style-name="P4" draw:layer="layout" svg:width="5.588cm" svg:height="2.917cm" svg:x="10.906cm" svg:y="2.691cm">
          <draw:text-box>
            <text:p><text:span text:style-name="T3">&lt;propertie&gt;</text:span></text:p>
            <text:p><text:span text:style-name="T3">&lt;propertie&gt;</text:span></text:p>
            <text:p><text:span text:style-name="T3">&lt;parameter&gt;_p</text:span></text:p>
            <text:p><text:span text:style-name="T3">&lt;parameter&gt;_p</text:span></text:p>
          </draw:text-box>
        </draw:frame>
        <draw:frame draw:style-name="gr10" draw:text-style-name="P4" draw:layer="layout" svg:width="5.588cm" svg:height="2.917cm" svg:x="3.706cm" svg:y="9.492cm">
          <draw:text-box>
            <text:p><text:span text:style-name="T3">&lt;name&gt;=&lt;descrip.&gt;</text:span></text:p>
          </draw:text-box>
        </draw:frame>
        <draw:frame draw:style-name="gr10" draw:text-style-name="P4" draw:layer="layout" svg:width="5.588cm" svg:height="3.236cm" svg:x="10.906cm" svg:y="8.692cm">
          <draw:text-box>
            <text:p><text:span text:style-name="T3">&lt;file_name&gt;.vhd</text:span></text:p>
            <text:p><text:span text:style-name="T3">&lt;file_name&gt;.vhd</text:span></text:p>
            <text:p><text:span text:style-name="T3">&lt;file_name&gt;.vhd</text:span></text:p>
            <text:p><text:span text:style-name="T3"/></text:p>
            <text:p><text:span text:style-name="T3"/></text:p>
          </draw:text-box>
        </draw:frame>
        <draw:frame draw:style-name="gr10" draw:text-style-name="P4" draw:layer="layout" svg:width="5.588cm" svg:height="2.917cm" svg:x="18.206cm" svg:y="9.493cm">
          <draw:text-box>
            <text:p><text:span text:style-name="T3">&lt;name&gt;=&lt;descrip.&gt;</text:span></text:p>
          </draw:text-box>
        </draw:frame>
        <draw:frame draw:style-name="gr10" draw:text-style-name="P4" draw:layer="layout" svg:width="5.588cm" svg:height="2.917cm" svg:x="10.879cm" svg:y="16.025cm">
          <draw:text-box>
            <text:p><text:span text:style-name="T3">&lt;name&gt;=&lt;descrip.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1T10:49:34.268398460</meta:creation-date>
    <dc:date>2015-09-15T13:06:21.668148801</dc:date>
    <meta:editing-duration>PT1H15M11S</meta:editing-duration>
    <meta:editing-cycles>6</meta:editing-cycles>
    <meta:generator>LibreOffice/4.2.8.2$Linux_X86_64 LibreOffice_project/420m0$Build-2</meta:generator>
    <meta:document-statistic meta:object-count="25"/>
  </office:meta>
</office:document-meta>
</file>